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023cm" table:align="left" style:writing-mode="lr-tb"/>
    </style:style>
    <style:style style:name="Table1.A" style:family="table-column">
      <style:table-column-properties style:column-width="0.751cm"/>
    </style:style>
    <style:style style:name="Table1.B" style:family="table-column">
      <style:table-column-properties style:column-width="4.001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4.249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4.251cm"/>
    </style:style>
    <style:style style:name="Table1.G" style:family="table-column">
      <style:table-column-properties style:column-width="8.269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none" style:writing-mode="lr-tb"/>
    </style:style>
    <style:style style:name="Table1.B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G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2.93cm" fo:keep-together="auto"/>
    </style:style>
    <style:style style:name="Table1.4" style:family="table-row">
      <style:table-row-properties style:min-row-height="2.813cm" fo:keep-together="auto"/>
    </style:style>
    <style:style style:name="Table2" style:family="table">
      <style:table-properties style:width="26.712cm" fo:margin-left="-0.199cm" table:align="left" style:writing-mode="lr-tb"/>
    </style:style>
    <style:style style:name="Table2.A" style:family="table-column">
      <style:table-column-properties style:column-width="4.56cm"/>
    </style:style>
    <style:style style:name="Table2.B" style:family="table-column">
      <style:table-column-properties style:column-width="11.384cm"/>
    </style:style>
    <style:style style:name="Table2.C" style:family="table-column">
      <style:table-column-properties style:column-width="10.7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Обычный_20__28_веб_29_">
      <style:paragraph-properties fo:margin-left="0cm" fo:margin-right="0cm" fo:margin-top="0cm" fo:margin-bottom="0cm" loext:contextual-spacing="false" fo:line-height="115%" fo:text-align="end" style:justify-single-word="false" fo:text-indent="1.251cm" style:auto-text-indent="false"/>
      <style:text-properties fo:color="#ff0000" fo:font-size="14pt" fo:letter-spacing="-0.004cm" fo:font-weight="bold" style:letter-kerning="true" style:font-size-asian="14pt" style:language-asian="zh" style:country-asian="CN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1pt" style:font-name-asian="Calibri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ff0000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P19" style:family="paragraph" style:parent-style-name="Обычный1">
      <style:paragraph-properties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 style:font-size-complex="12pt"/>
    </style:style>
    <style:style style:name="P20" style:family="paragraph" style:parent-style-name="Обычный1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fo:font-size="10pt" style:font-name-asian="SimSun" style:font-size-asian="10pt" style:language-asian="zh" style:country-asian="CN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1pt" fo:font-style="italic" style:font-size-asian="11pt" style:font-style-asian="italic" style:font-size-complex="11pt"/>
    </style:style>
    <style:style style:name="T3" style:family="text">
      <style:text-properties fo:color="#000000" fo:font-size="11pt" fo:background-color="#ffffff" loext:char-shading-value="0" style:font-name-asian="Calibri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Calibri" style:font-size-asian="11pt" style:font-size-complex="11pt"/>
    </style:style>
    <style:style style:name="T6" style:family="text">
      <style:text-properties fo:font-size="11pt" fo:language="en" fo:country="US" style:font-name-asian="Calibri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СВЕДЕНИЯ О ЛИЦАХ, ДОПОЛНИТЕЛЬНО ВВЕДЕННЫХ В СОСТАВ СОВЕТА ______</text:p>
      <text:p text:style-name="P5">на заседание по защите диссертации ___ФИО_в_родительном_падеже___ «___Тема_диссертации___»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№</text:p>
            <text:p text:style-name="P2">п/п.</text:p>
          </table:table-cell>
          <table:table-cell table:style-name="Table1.B1" office:value-type="string">
            <text:p text:style-name="P2">Фамилия, Имя,</text:p>
            <text:p text:style-name="P2">Отчество</text:p>
          </table:table-cell>
          <table:table-cell table:style-name="Table1.B1" office:value-type="string">
            <text:p text:style-name="P2">Год рождения</text:p>
          </table:table-cell>
          <table:table-cell table:style-name="Table1.B1" office:value-type="string">
            <text:p text:style-name="P2">Основное место работы, должность, </text:p>
          </table:table-cell>
          <table:table-cell table:style-name="Table1.B1" office:value-type="string">
            <text:p text:style-name="P2">Ученая степень,<text:line-break/> звание</text:p>
          </table:table-cell>
          <table:table-cell table:style-name="Table1.F1" office:value-type="string">
            <text:p text:style-name="P3"/>
            <text:p text:style-name="P2">Специальность и отрасль науки, которую он представляет в ДС </text:p>
          </table:table-cell>
          <table:table-cell table:style-name="Table1.G1" office:value-type="string">
            <text:p text:style-name="P2">Основные работы по специальности<text:line-break/>диссертации за последние 3-5 лет. </text:p>
            <text:p text:style-name="P15">По количеству публикаций лица, дополнительно введенные на разовую защиту, должны соответствовать требованиям к публикациям для членов совета. См. Приложение.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G2" office:value-type="string">
            <text:p text:style-name="P2">7</text:p>
          </table:table-cell>
        </table:table-row>
        <table:table-row table:style-name="Table1.3">
          <table:table-cell table:style-name="Table1.A2" office:value-type="string">
            <text:p text:style-name="P7">1.</text:p>
          </table:table-cell>
          <table:table-cell table:style-name="Table1.A2" office:value-type="string">
            <text:p text:style-name="P11"/>
            <text:p text:style-name="P10"/>
          </table:table-cell>
          <table:table-cell table:style-name="Table1.A2" office:value-type="string">
            <text:p text:style-name="P4"/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Standard">1.</text:p>
            <text:p text:style-name="Standard">2.</text:p>
            <text:p text:style-name="Standard">3. </text:p>
            <text:p text:style-name="Standard">4.</text:p>
            <text:p text:style-name="Standard">5.<text:span text:style-name="T1"> </text:span></text:p>
          </table:table-cell>
        </table:table-row>
        <table:table-row table:style-name="Table1.4">
          <table:table-cell table:style-name="Table1.A2" office:value-type="string">
            <text:p text:style-name="P7">2.</text:p>
          </table:table-cell>
          <table:table-cell table:style-name="Table1.A2" office:value-type="string">
            <text:p text:style-name="P11"/>
            <text:p text:style-name="P10"/>
          </table:table-cell>
          <table:table-cell table:style-name="Table1.A2" office:value-type="string">
            <text:p text:style-name="P4"/>
            <text:p text:style-name="P6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/>
          </table:table-cell>
          <table:table-cell table:style-name="Table1.G2" office:value-type="string">
            <text:p text:style-name="P20">1.</text:p>
            <text:p text:style-name="P20">2.</text:p>
            <text:p text:style-name="P20">3.</text:p>
            <text:p text:style-name="P20">4.</text:p>
            <text:p text:style-name="P20">5.</text:p>
          </table:table-cell>
        </table:table-row>
      </table:table>
      <text:p text:style-name="Standard"/>
      <text:p text:style-name="P17">Согласны на обработку персональных данных. </text:p>
      <text:p text:style-name="P17"/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>доктор медицинских наук, профессор <text:s/>ФИО <text:s text:c="163"/>Подпись</text:p>
      <text:p text:style-name="P17"/>
      <text:p text:style-name="P18">ПЕЧАТЬ ОРГАНИЗАЦИИ</text:p>
      <text:p text:style-name="P17"/>
      <text:p text:style-name="P17">(по кандидатской – 3, по докторской – 5 докторов наук)</text:p>
      <text:p text:style-name="P16"><text:span text:style-name="T2">(сведения подписывает руководитель структурного подразделения, имеющий право подписи документов организации)</text:span><text:span text:style-name="T4"><text:tab/><text:tab/><text:tab/><text:tab/><text:tab/><text:tab/> <text:s text:c="104"/></text:span></text:p>
      <text:p text:style-name="P17"><text:tab/><text:tab/></text:p>
      <text:p text:style-name="P17"/>
      <text:p text:style-name="P17"/>
      <text:p text:style-name="P1"><text:soft-page-break/>Приложение</text:p>
      <text:p text:style-name="P13">КРИТЕРИИ ПУБЛИКАЦИОННОЙ АКТИВНОСТИ ДЛЯ ЧЛЕНОВ ДИССЕРТАЦИОННОГО СОВЕТА, ИМЕЮЩИХ УЧЕНУЮ СТЕПЕНЬ ДОКТОРА НАУК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Отрасль науки</text:p>
          </table:table-cell>
          <table:table-cell table:style-name="Table2.A1" office:value-type="string">
            <text:p text:style-name="P2"><text:span text:style-name="T5">В изданиях, отнесенных к категории К-1 и К-2, включенных в перечень рецензируемых изданий, либо в научных изданиях, индексируемых в базе данных </text:span><text:span text:style-name="T6">RSCI</text:span><text:span text:style-name="T5">, или в научных изданиях, индексируемых международными базами данных, перечень которых определен </text:span><text:span text:style-name="T3">п. 4 Рекомендации ВАК РФ при Минобрнауки России № 2-пл/1 от 26 октября 2022 года </text:span></text:p>
          </table:table-cell>
          <table:table-cell table:style-name="Table2.C1" office:value-type="string">
            <text:p text:style-name="P14">Монографии*</text:p>
          </table:table-cell>
        </table:table-row>
        <table:table-row table:style-name="Table2.1">
          <table:table-cell table:style-name="Table2.A1" office:value-type="string">
            <text:p text:style-name="P14">Архитектура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Биолог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Ветеринарны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Географ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Геолого-минералог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Искусствоведение</text:p>
          </table:table-cell>
          <table:table-cell table:style-name="Table2.A1" office:value-type="string">
            <text:p text:style-name="P14">не менее 7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Истор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Культурология</text:p>
          </table:table-cell>
          <table:table-cell table:style-name="Table2.A1" office:value-type="string">
            <text:p text:style-name="P14">не менее 7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Медицин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Педаг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Полит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Псих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Сельскохозяйственны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Соци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Теология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Технические науки</text:p>
          </table:table-cell>
          <table:table-cell table:style-name="Table2.A1" office:value-type="string">
            <text:p text:style-name="P14">не менее 9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армацевт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изико-математ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Филолог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Философ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Химические науки</text:p>
          </table:table-cell>
          <table:table-cell table:style-name="Table2.A1" office:value-type="string">
            <text:p text:style-name="P14">не менее 11</text:p>
          </table:table-cell>
          <table:table-cell table:style-name="Table2.C1" office:value-type="string">
            <text:p text:style-name="P14">справочно</text:p>
          </table:table-cell>
        </table:table-row>
        <table:table-row table:style-name="Table2.1">
          <table:table-cell table:style-name="Table2.A1" office:value-type="string">
            <text:p text:style-name="P14">Эконом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не менее 1</text:p>
          </table:table-cell>
        </table:table-row>
        <table:table-row table:style-name="Table2.1">
          <table:table-cell table:style-name="Table2.A1" office:value-type="string">
            <text:p text:style-name="P14">Юридические науки</text:p>
          </table:table-cell>
          <table:table-cell table:style-name="Table2.A1" office:value-type="string">
            <text:p text:style-name="P14">не менее 8</text:p>
          </table:table-cell>
          <table:table-cell table:style-name="Table2.C1" office:value-type="string">
            <text:p text:style-name="P14">справочно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ＭＳ 明朝'" style:font-family-generic-asian="moder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6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3:00:00</meta:creation-date>
    <dc:date>2025-10-18T15:24:51.655198339</dc:date>
    <meta:print-date>2014-04-29T14:42:00</meta:print-date>
    <meta:editing-cycles>14</meta:editing-cycles>
    <meta:editing-duration>PT1H6M52S</meta:editing-duration>
    <meta:generator>LibreOffice/6.0.7.3$Linux_X86_64 LibreOffice_project/dc89aa7a9eabfd848af146d5086077aeed2ae4a5</meta:generator>
    <meta:document-statistic meta:table-count="2" meta:image-count="0" meta:object-count="0" meta:page-count="2" meta:paragraph-count="115" meta:word-count="357" meta:character-count="3302" meta:non-whitespace-character-count="2116"/>
  </office:meta>
</office:document-meta>
</file>